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5-09-23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5-08-2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5-07-14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5-06-1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5-05-2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5-04-3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5-04-0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5-02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5-01-0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4-10-2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4-09-2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4-07-1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4-06-1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4-05-0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4-04-2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4-03-1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4-02-0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3-12-1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3-11-2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3-10-1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3-09-2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3-08-1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3-07-1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3-05-3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3-04-2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3-03-2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3-03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3-01-1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2-11-2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2-10-2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2-09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2-08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2-08-0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2-05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2-03-2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2-03-0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2-01-1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1-11-0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1-09-2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1-08-2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1-07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1-06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1-05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1-04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1-03-1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1-02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1-01-2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0-12-1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0-11-1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0-10-2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0-08-2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0-07-2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0-07-0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0-03-0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20-01-1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9-09-2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9-08-14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9-07-1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9-06-1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9-05-2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9-04-1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9-03-2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9-02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9-02-0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8-11-1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8-10-1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8-09-2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8-08-2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8-07-1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8-06-1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8-05-2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8-04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8-02-2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7-12-0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7-10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7-09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7-08-2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7-07-26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7-06-2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7-05-1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7-04-1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7-03-2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7-02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7-01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6-12-2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6-11-1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6-10-2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6-09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6-07-2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6-06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6-06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6-04-2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6-03-3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5-11-1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5-08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5-06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5-06-0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5-04-2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5-03-2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5-01-1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4-12-0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4-10-2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4-09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4-08-2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4-07-2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4-06-3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4-05-29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4-04-1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4-03-19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4-01-16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3-12-30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3-11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3-10-22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3-09-26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3-08-29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3-07-31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3-06-26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3-05-2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3-04-1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3-03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3-02-2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3-01-2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2-12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2-11-2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2-09-2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2-08-31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2-07-3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2-06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2-05-2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2-04-1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2-03-2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2-02-2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2-01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1-12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1-11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1-10-17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1-09-2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1-08-2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1-07-2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1-06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1-06-0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1-04-2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1-03-2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1-02-1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0-11-2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0-10-1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0-09-3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0-07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0-06-2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0-05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0-04-2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0-03-1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0-03-0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10-01-1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9-12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9-11-2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9-10-2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9-09-2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9-08-2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9-07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9-06-1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9-05-1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9-04-24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9-03-16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9-02-1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9-01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9-01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8-11-2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8-10-22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8-09-1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8-09-0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8-07-1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8-06-1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8-05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8-04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8-03-3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8-03-0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8-01-1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8-01-0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7-12-0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7-10-1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7-08-1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7-05-2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7-03-30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7-02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7-02-2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7-01-1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6-12-29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6-11-1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6-10-2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6-08-1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6-07-2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6-06-1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6-05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6-04-2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6-03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6-02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6-01-1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5-12-2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5-11-1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5-09-2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5-08-1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5-07-22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5-06-2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5-05-11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5-03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4-03-1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3-03-1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2-03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1-03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2000-03-20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99-03-26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98-03-18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97-03-1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96-03-1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95-03-1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94-03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93-03-2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92-03-16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91-03-2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90-03-3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8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8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8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82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8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8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8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81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8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8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8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8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5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230073164400</text:p>
          </table:table-cell>
          <table:table-cell office:value-type="string" calcext:value-type="string">
            <text:p>S 46965. 1</text:p>
          </table:table-cell>
          <table:table-cell office:value-type="string" calcext:value-type="string">
            <text:p>197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72" meta:object-count="0"/>
    <meta:user-defined meta:name="AppVersion">3.0</meta:user-defined>
  </office:meta>
</office:document-meta>
</file>